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cc-aging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98667" calcext:value-type="float">
            <text:p>298667</text:p>
          </table:table-cell>
          <table:table-cell office:value-type="float" office:value="21360" calcext:value-type="float">
            <text:p>21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24714" calcext:value-type="float">
            <text:p>324714</text:p>
          </table:table-cell>
          <table:table-cell office:value-type="float" office:value="20391" calcext:value-type="float">
            <text:p>203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345090" calcext:value-type="float">
            <text:p>345090</text:p>
          </table:table-cell>
          <table:table-cell office:value-type="float" office:value="22956" calcext:value-type="float">
            <text:p>229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61929" calcext:value-type="float">
            <text:p>361929</text:p>
          </table:table-cell>
          <table:table-cell office:value-type="float" office:value="25143" calcext:value-type="float">
            <text:p>251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379483" calcext:value-type="float">
            <text:p>379483</text:p>
          </table:table-cell>
          <table:table-cell office:value-type="float" office:value="28293" calcext:value-type="float">
            <text:p>282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90381" calcext:value-type="float">
            <text:p>390381</text:p>
          </table:table-cell>
          <table:table-cell office:value-type="float" office:value="30252" calcext:value-type="float">
            <text:p>3025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405840" calcext:value-type="float">
            <text:p>405840</text:p>
          </table:table-cell>
          <table:table-cell office:value-type="float" office:value="33369" calcext:value-type="float">
            <text:p>33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09951" calcext:value-type="float">
            <text:p>409951</text:p>
          </table:table-cell>
          <table:table-cell office:value-type="float" office:value="32908" calcext:value-type="float">
            <text:p>3290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415218" calcext:value-type="float">
            <text:p>415218</text:p>
          </table:table-cell>
          <table:table-cell office:value-type="float" office:value="34580" calcext:value-type="float">
            <text:p>3458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25390" calcext:value-type="float">
            <text:p>425390</text:p>
          </table:table-cell>
          <table:table-cell office:value-type="float" office:value="36031" calcext:value-type="float">
            <text:p>3603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424734" calcext:value-type="float">
            <text:p>424734</text:p>
          </table:table-cell>
          <table:table-cell office:value-type="float" office:value="36434" calcext:value-type="float">
            <text:p>364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31587" calcext:value-type="float">
            <text:p>431587</text:p>
          </table:table-cell>
          <table:table-cell office:value-type="float" office:value="37549" calcext:value-type="float">
            <text:p>3754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437977" calcext:value-type="float">
            <text:p>437977</text:p>
          </table:table-cell>
          <table:table-cell office:value-type="float" office:value="38608" calcext:value-type="float">
            <text:p>3860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434664" calcext:value-type="float">
            <text:p>434664</text:p>
          </table:table-cell>
          <table:table-cell office:value-type="float" office:value="37715" calcext:value-type="float">
            <text:p>3771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446185" calcext:value-type="float">
            <text:p>446185</text:p>
          </table:table-cell>
          <table:table-cell office:value-type="float" office:value="40626" calcext:value-type="float">
            <text:p>406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46817" calcext:value-type="float">
            <text:p>446817</text:p>
          </table:table-cell>
          <table:table-cell office:value-type="float" office:value="40541" calcext:value-type="float">
            <text:p>4054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457370" calcext:value-type="float">
            <text:p>457370</text:p>
          </table:table-cell>
          <table:table-cell office:value-type="float" office:value="43407" calcext:value-type="float">
            <text:p>4340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456947" calcext:value-type="float">
            <text:p>456947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460951" calcext:value-type="float">
            <text:p>460951</text:p>
          </table:table-cell>
          <table:table-cell office:value-type="float" office:value="43268" calcext:value-type="float">
            <text:p>432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58902" calcext:value-type="float">
            <text:p>458902</text:p>
          </table:table-cell>
          <table:table-cell office:value-type="float" office:value="42181" calcext:value-type="float">
            <text:p>4218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office:value-type="float" office:value="464558" calcext:value-type="float">
            <text:p>464558</text:p>
          </table:table-cell>
          <table:table-cell office:value-type="float" office:value="44043" calcext:value-type="float">
            <text:p>4404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455157" calcext:value-type="float">
            <text:p>455157</text:p>
          </table:table-cell>
          <table:table-cell office:value-type="float" office:value="42096" calcext:value-type="float">
            <text:p>4209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office:value-type="float" office:value="452755" calcext:value-type="float">
            <text:p>452755</text:p>
          </table:table-cell>
          <table:table-cell office:value-type="float" office:value="41517" calcext:value-type="float">
            <text:p>4151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461587" calcext:value-type="float">
            <text:p>461587</text:p>
          </table:table-cell>
          <table:table-cell office:value-type="float" office:value="42003" calcext:value-type="float">
            <text:p>42003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office:value-type="float" office:value="454808" calcext:value-type="float">
            <text:p>454808</text:p>
          </table:table-cell>
          <table:table-cell office:value-type="float" office:value="41853" calcext:value-type="float">
            <text:p>4185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float" office:value="465748" calcext:value-type="float">
            <text:p>465748</text:p>
          </table:table-cell>
          <table:table-cell office:value-type="float" office:value="43684" calcext:value-type="float">
            <text:p>43684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office:value-type="float" office:value="467313" calcext:value-type="float">
            <text:p>467313</text:p>
          </table:table-cell>
          <table:table-cell office:value-type="float" office:value="45493" calcext:value-type="float">
            <text:p>454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465705" calcext:value-type="float">
            <text:p>465705</text:p>
          </table:table-cell>
          <table:table-cell office:value-type="float" office:value="43356" calcext:value-type="float">
            <text:p>43356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8" calcext:value-type="float">
            <text:p>8</text:p>
          </table:table-cell>
          <table:table-cell office:value-type="float" office:value="463517" calcext:value-type="float">
            <text:p>463517</text:p>
          </table:table-cell>
          <table:table-cell office:value-type="float" office:value="43634" calcext:value-type="float">
            <text:p>4363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464859" calcext:value-type="float">
            <text:p>464859</text:p>
          </table:table-cell>
          <table:table-cell office:value-type="float" office:value="43771" calcext:value-type="float">
            <text:p>43771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office:value-type="float" office:value="479023" calcext:value-type="float">
            <text:p>479023</text:p>
          </table:table-cell>
          <table:table-cell office:value-type="float" office:value="47019" calcext:value-type="float">
            <text:p>4701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60125" calcext:value-type="float">
            <text:p>460125</text:p>
          </table:table-cell>
          <table:table-cell office:value-type="float" office:value="42384" calcext:value-type="float">
            <text:p>42384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office:value-type="float" office:value="466212" calcext:value-type="float">
            <text:p>466212</text:p>
          </table:table-cell>
          <table:table-cell office:value-type="float" office:value="43628" calcext:value-type="float">
            <text:p>4362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office:value-type="float" office:value="472467" calcext:value-type="float">
            <text:p>472467</text:p>
          </table:table-cell>
          <table:table-cell office:value-type="float" office:value="45749" calcext:value-type="float">
            <text:p>45749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485182" calcext:value-type="float">
            <text:p>485182</text:p>
          </table:table-cell>
          <table:table-cell office:value-type="float" office:value="49229" calcext:value-type="float">
            <text:p>492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474229" calcext:value-type="float">
            <text:p>474229</text:p>
          </table:table-cell>
          <table:table-cell office:value-type="float" office:value="46287" calcext:value-type="float">
            <text:p>46287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8" calcext:value-type="float">
            <text:p>8</text:p>
          </table:table-cell>
          <table:table-cell office:value-type="float" office:value="480930" calcext:value-type="float">
            <text:p>480930</text:p>
          </table:table-cell>
          <table:table-cell office:value-type="float" office:value="47466" calcext:value-type="float">
            <text:p>4746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8" calcext:value-type="float">
            <text:p>8</text:p>
          </table:table-cell>
          <table:table-cell office:value-type="float" office:value="484375" calcext:value-type="float">
            <text:p>484375</text:p>
          </table:table-cell>
          <table:table-cell office:value-type="float" office:value="47687" calcext:value-type="float">
            <text:p>47687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8" calcext:value-type="float">
            <text:p>8</text:p>
          </table:table-cell>
          <table:table-cell office:value-type="float" office:value="480106" calcext:value-type="float">
            <text:p>480106</text:p>
          </table:table-cell>
          <table:table-cell office:value-type="float" office:value="46568" calcext:value-type="float">
            <text:p>465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89083" calcext:value-type="float">
            <text:p>489083</text:p>
          </table:table-cell>
          <table:table-cell office:value-type="float" office:value="48655" calcext:value-type="float">
            <text:p>48655</text:p>
          </table:table-cell>
        </table:table-row>
      </table:table>
      <table:table table:name="gcc-aging-16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06825" calcext:value-type="float">
            <text:p>206825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45743" calcext:value-type="float">
            <text:p>245743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1524" calcext:value-type="float">
            <text:p>261524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74298" calcext:value-type="float">
            <text:p>27429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284546" calcext:value-type="float">
            <text:p>284546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291946" calcext:value-type="float">
            <text:p>291946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300672" calcext:value-type="float">
            <text:p>300672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311219" calcext:value-type="float">
            <text:p>311219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317557" calcext:value-type="float">
            <text:p>317557</text:p>
          </table:table-cell>
          <table:table-cell office:value-type="float" office:value="18046" calcext:value-type="float">
            <text:p>1804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328533" calcext:value-type="float">
            <text:p>328533</text:p>
          </table:table-cell>
          <table:table-cell office:value-type="float" office:value="18972" calcext:value-type="float">
            <text:p>1897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333191" calcext:value-type="float">
            <text:p>333191</text:p>
          </table:table-cell>
          <table:table-cell office:value-type="float" office:value="20210" calcext:value-type="float">
            <text:p>202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336340" calcext:value-type="float">
            <text:p>336340</text:p>
          </table:table-cell>
          <table:table-cell office:value-type="float" office:value="20467" calcext:value-type="float">
            <text:p>2046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344799" calcext:value-type="float">
            <text:p>344799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346694" calcext:value-type="float">
            <text:p>346694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356655" calcext:value-type="float">
            <text:p>356655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360662" calcext:value-type="float">
            <text:p>360662</text:p>
          </table:table-cell>
          <table:table-cell office:value-type="float" office:value="24494" calcext:value-type="float">
            <text:p>2449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366343" calcext:value-type="float">
            <text:p>366343</text:p>
          </table:table-cell>
          <table:table-cell office:value-type="float" office:value="25514" calcext:value-type="float">
            <text:p>2551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364392" calcext:value-type="float">
            <text:p>364392</text:p>
          </table:table-cell>
          <table:table-cell office:value-type="float" office:value="24781" calcext:value-type="float">
            <text:p>24781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371354" calcext:value-type="float">
            <text:p>371354</text:p>
          </table:table-cell>
          <table:table-cell office:value-type="float" office:value="25584" calcext:value-type="float">
            <text:p>255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76970" calcext:value-type="float">
            <text:p>376970</text:p>
          </table:table-cell>
          <table:table-cell office:value-type="float" office:value="26330" calcext:value-type="float">
            <text:p>2633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office:value-type="float" office:value="376574" calcext:value-type="float">
            <text:p>376574</text:p>
          </table:table-cell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375996" calcext:value-type="float">
            <text:p>375996</text:p>
          </table:table-cell>
          <table:table-cell office:value-type="float" office:value="26493" calcext:value-type="float">
            <text:p>2649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office:value-type="float" office:value="377899" calcext:value-type="float">
            <text:p>377899</text:p>
          </table:table-cell>
          <table:table-cell office:value-type="float" office:value="27031" calcext:value-type="float">
            <text:p>2703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374563" calcext:value-type="float">
            <text:p>374563</text:p>
          </table:table-cell>
          <table:table-cell office:value-type="float" office:value="25511" calcext:value-type="float">
            <text:p>25511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office:value-type="float" office:value="386001" calcext:value-type="float">
            <text:p>386001</text:p>
          </table:table-cell>
          <table:table-cell office:value-type="float" office:value="28458" calcext:value-type="float">
            <text:p>2845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" calcext:value-type="float">
            <text:p>16</text:p>
          </table:table-cell>
          <table:table-cell office:value-type="float" office:value="384625" calcext:value-type="float">
            <text:p>384625</text:p>
          </table:table-cell>
          <table:table-cell office:value-type="float" office:value="27797" calcext:value-type="float">
            <text:p>27797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6" calcext:value-type="float">
            <text:p>16</text:p>
          </table:table-cell>
          <table:table-cell office:value-type="float" office:value="386632" calcext:value-type="float">
            <text:p>386632</text:p>
          </table:table-cell>
          <table:table-cell office:value-type="float" office:value="28198" calcext:value-type="float">
            <text:p>28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office:value-type="float" office:value="391789" calcext:value-type="float">
            <text:p>391789</text:p>
          </table:table-cell>
          <table:table-cell office:value-type="float" office:value="28631" calcext:value-type="float">
            <text:p>2863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office:value-type="float" office:value="395323" calcext:value-type="float">
            <text:p>395323</text:p>
          </table:table-cell>
          <table:table-cell office:value-type="float" office:value="30271" calcext:value-type="float">
            <text:p>3027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office:value-type="float" office:value="392603" calcext:value-type="float">
            <text:p>392603</text:p>
          </table:table-cell>
          <table:table-cell office:value-type="float" office:value="29402" calcext:value-type="float">
            <text:p>29402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office:value-type="float" office:value="400527" calcext:value-type="float">
            <text:p>400527</text:p>
          </table:table-cell>
          <table:table-cell office:value-type="float" office:value="30824" calcext:value-type="float">
            <text:p>308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391493" calcext:value-type="float">
            <text:p>391493</text:p>
          </table:table-cell>
          <table:table-cell office:value-type="float" office:value="29073" calcext:value-type="float">
            <text:p>2907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office:value-type="float" office:value="395476" calcext:value-type="float">
            <text:p>395476</text:p>
          </table:table-cell>
          <table:table-cell office:value-type="float" office:value="29697" calcext:value-type="float">
            <text:p>2969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office:value-type="float" office:value="401925" calcext:value-type="float">
            <text:p>401925</text:p>
          </table:table-cell>
          <table:table-cell office:value-type="float" office:value="31775" calcext:value-type="float">
            <text:p>31775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office:value-type="float" office:value="402068" calcext:value-type="float">
            <text:p>402068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office:value-type="float" office:value="399709" calcext:value-type="float">
            <text:p>399709</text:p>
          </table:table-cell>
          <table:table-cell office:value-type="float" office:value="30180" calcext:value-type="float">
            <text:p>30180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6" calcext:value-type="float">
            <text:p>16</text:p>
          </table:table-cell>
          <table:table-cell office:value-type="float" office:value="400939" calcext:value-type="float">
            <text:p>400939</text:p>
          </table:table-cell>
          <table:table-cell office:value-type="float" office:value="30214" calcext:value-type="float">
            <text:p>3021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" calcext:value-type="float">
            <text:p>16</text:p>
          </table:table-cell>
          <table:table-cell office:value-type="float" office:value="406674" calcext:value-type="float">
            <text:p>406674</text:p>
          </table:table-cell>
          <table:table-cell office:value-type="float" office:value="31926" calcext:value-type="float">
            <text:p>31926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6" calcext:value-type="float">
            <text:p>16</text:p>
          </table:table-cell>
          <table:table-cell office:value-type="float" office:value="411500" calcext:value-type="float">
            <text:p>411500</text:p>
          </table:table-cell>
          <table:table-cell office:value-type="float" office:value="32786" calcext:value-type="float">
            <text:p>327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10346" calcext:value-type="float">
            <text:p>410346</text:p>
          </table:table-cell>
          <table:table-cell office:value-type="float" office:value="32862" calcext:value-type="float">
            <text:p>32862</text:p>
          </table:table-cell>
        </table:table-row>
      </table:table>
      <table:table table:name="gcc-aging-32" table:style-name="ta1">
        <table:shapes>
          <draw:frame draw:z-index="0" draw:style-name="gr1" draw:text-style-name="P1" svg:width="9.0854in" svg:height="6.0571in" svg:x="3.5177in" svg:y="0.1783in">
            <draw:object draw:notify-on-update-of-ranges="'gcc-aging-32'.A2:'gcc-aging-32'.A41 'gcc-aging-32'.C1:'gcc-aging-32'.C1 'gcc-aging-32'.C2:'gcc-aging-32'.C41 'gcc-aging-32'.A2:'gcc-aging-32'.A41 'gcc-aging-32'.D1:'gcc-aging-32'.D1 'gcc-aging-32'.D2:'gcc-aging-32'.D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21430" calcext:value-type="float">
            <text:p>121430</text:p>
          </table:table-cell>
          <table:table-cell office:value-type="float" office:value="16629" calcext:value-type="float">
            <text:p>166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42737" calcext:value-type="float">
            <text:p>142737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171968" calcext:value-type="float">
            <text:p>171968</text:p>
          </table:table-cell>
          <table:table-cell office:value-type="float" office:value="14017" calcext:value-type="float">
            <text:p>14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89821" calcext:value-type="float">
            <text:p>189821</text:p>
          </table:table-cell>
          <table:table-cell office:value-type="float" office:value="13273" calcext:value-type="float">
            <text:p>132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205978" calcext:value-type="float">
            <text:p>205978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211866" calcext:value-type="float">
            <text:p>211866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219409" calcext:value-type="float">
            <text:p>219409</text:p>
          </table:table-cell>
          <table:table-cell office:value-type="float" office:value="11599" calcext:value-type="float">
            <text:p>11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223410" calcext:value-type="float">
            <text:p>223410</text:p>
          </table:table-cell>
          <table:table-cell office:value-type="float" office:value="11287" calcext:value-type="float">
            <text:p>1128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229205" calcext:value-type="float">
            <text:p>22920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234482" calcext:value-type="float">
            <text:p>234482</text:p>
          </table:table-cell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237415" calcext:value-type="float">
            <text:p>237415</text:p>
          </table:table-cell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239407" calcext:value-type="float">
            <text:p>239407</text:p>
          </table:table-cell>
          <table:table-cell office:value-type="float" office:value="10514" calcext:value-type="float">
            <text:p>1051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242436" calcext:value-type="float">
            <text:p>242436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247891" calcext:value-type="float">
            <text:p>247891</text:p>
          </table:table-cell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251845" calcext:value-type="float">
            <text:p>251845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51806" calcext:value-type="float">
            <text:p>251806</text:p>
          </table:table-cell>
          <table:table-cell office:value-type="float" office:value="10794" calcext:value-type="float">
            <text:p>1079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257340" calcext:value-type="float">
            <text:p>257340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261156" calcext:value-type="float">
            <text:p>261156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264965" calcext:value-type="float">
            <text:p>264965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66575" calcext:value-type="float">
            <text:p>266575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office:value-type="float" office:value="271278" calcext:value-type="float">
            <text:p>271278</text:p>
          </table:table-cell>
          <table:table-cell office:value-type="float" office:value="12132" calcext:value-type="float">
            <text:p>1213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office:value-type="float" office:value="273682" calcext:value-type="float">
            <text:p>273682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office:value-type="float" office:value="274000" calcext:value-type="float">
            <text:p>274000</text:p>
          </table:table-cell>
          <table:table-cell office:value-type="float" office:value="12109" calcext:value-type="float">
            <text:p>1210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office:value-type="float" office:value="272341" calcext:value-type="float">
            <text:p>272341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office:value-type="float" office:value="281841" calcext:value-type="float">
            <text:p>281841</text:p>
          </table:table-cell>
          <table:table-cell office:value-type="float" office:value="13404" calcext:value-type="float">
            <text:p>1340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" calcext:value-type="float">
            <text:p>32</text:p>
          </table:table-cell>
          <table:table-cell office:value-type="float" office:value="282973" calcext:value-type="float">
            <text:p>282973</text:p>
          </table:table-cell>
          <table:table-cell office:value-type="float" office:value="12856" calcext:value-type="float">
            <text:p>12856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32" calcext:value-type="float">
            <text:p>32</text:p>
          </table:table-cell>
          <table:table-cell office:value-type="float" office:value="288508" calcext:value-type="float">
            <text:p>288508</text:p>
          </table:table-cell>
          <table:table-cell office:value-type="float" office:value="13436" calcext:value-type="float">
            <text:p>134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office:value-type="float" office:value="290058" calcext:value-type="float">
            <text:p>290058</text:p>
          </table:table-cell>
          <table:table-cell office:value-type="float" office:value="13509" calcext:value-type="float">
            <text:p>13509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office:value-type="float" office:value="289048" calcext:value-type="float">
            <text:p>289048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2" calcext:value-type="float">
            <text:p>32</text:p>
          </table:table-cell>
          <table:table-cell office:value-type="float" office:value="296598" calcext:value-type="float">
            <text:p>296598</text:p>
          </table:table-cell>
          <table:table-cell office:value-type="float" office:value="14518" calcext:value-type="float">
            <text:p>14518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office:value-type="float" office:value="299553" calcext:value-type="float">
            <text:p>299553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96215" calcext:value-type="float">
            <text:p>296215</text:p>
          </table:table-cell>
          <table:table-cell office:value-type="float" office:value="13979" calcext:value-type="float">
            <text:p>13979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office:value-type="float" office:value="304894" calcext:value-type="float">
            <text:p>304894</text:p>
          </table:table-cell>
          <table:table-cell office:value-type="float" office:value="15945" calcext:value-type="float">
            <text:p>159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2" calcext:value-type="float">
            <text:p>32</text:p>
          </table:table-cell>
          <table:table-cell office:value-type="float" office:value="302523" calcext:value-type="float">
            <text:p>302523</text:p>
          </table:table-cell>
          <table:table-cell office:value-type="float" office:value="15518" calcext:value-type="float">
            <text:p>15518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office:value-type="float" office:value="311233" calcext:value-type="float">
            <text:p>311233</text:p>
          </table:table-cell>
          <table:table-cell office:value-type="float" office:value="16945" calcext:value-type="float">
            <text:p>1694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office:value-type="float" office:value="309781" calcext:value-type="float">
            <text:p>309781</text:p>
          </table:table-cell>
          <table:table-cell office:value-type="float" office:value="16028" calcext:value-type="float">
            <text:p>16028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32" calcext:value-type="float">
            <text:p>32</text:p>
          </table:table-cell>
          <table:table-cell office:value-type="float" office:value="315672" calcext:value-type="float">
            <text:p>315672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2" calcext:value-type="float">
            <text:p>32</text:p>
          </table:table-cell>
          <table:table-cell office:value-type="float" office:value="318417" calcext:value-type="float">
            <text:p>318417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32" calcext:value-type="float">
            <text:p>32</text:p>
          </table:table-cell>
          <table:table-cell office:value-type="float" office:value="315159" calcext:value-type="float">
            <text:p>315159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17843" calcext:value-type="float">
            <text:p>317843</text:p>
          </table:table-cell>
          <table:table-cell office:value-type="float" office:value="17128" calcext:value-type="float">
            <text:p>17128</text:p>
          </table:table-cell>
        </table:table-row>
      </table:table>
      <table:table table:name="gcc-aging-64" table:style-name="ta1">
        <table:shapes>
          <draw:frame draw:z-index="0" draw:style-name="gr1" draw:text-style-name="P1" svg:width="9.0854in" svg:height="6.0571in" svg:x="3.5177in" svg:y="0.1783in">
            <draw:object draw:notify-on-update-of-ranges="'gcc-aging-64'.A2:'gcc-aging-64'.A41 'gcc-aging-64'.C1:'gcc-aging-64'.C1 'gcc-aging-64'.C2:'gcc-aging-64'.C41 'gcc-aging-64'.A2:'gcc-aging-64'.A41 'gcc-aging-64'.D1:'gcc-aging-64'.D1 'gcc-aging-64'.D2:'gcc-aging-64'.D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105434" calcext:value-type="float">
            <text:p>105434</text:p>
          </table:table-cell>
          <table:table-cell office:value-type="float" office:value="15318" calcext:value-type="float">
            <text:p>153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84743" calcext:value-type="float">
            <text:p>84743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82137" calcext:value-type="float">
            <text:p>82137</text:p>
          </table:table-cell>
          <table:table-cell office:value-type="float" office:value="11742" calcext:value-type="float">
            <text:p>1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9508" calcext:value-type="float">
            <text:p>89508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103835" calcext:value-type="float">
            <text:p>103835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115571" calcext:value-type="float">
            <text:p>115571</text:p>
          </table:table-cell>
          <table:table-cell office:value-type="float" office:value="10711" calcext:value-type="float">
            <text:p>1071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126750" calcext:value-type="float">
            <text:p>126750</text:p>
          </table:table-cell>
          <table:table-cell office:value-type="float" office:value="10444" calcext:value-type="float">
            <text:p>10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39489" calcext:value-type="float">
            <text:p>139489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144969" calcext:value-type="float">
            <text:p>144969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153984" calcext:value-type="float">
            <text:p>153984</text:p>
          </table:table-cell>
          <table:table-cell office:value-type="float" office:value="9503" calcext:value-type="float">
            <text:p>950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157277" calcext:value-type="float">
            <text:p>157277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160561" calcext:value-type="float">
            <text:p>160561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165023" calcext:value-type="float">
            <text:p>165023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167844" calcext:value-type="float">
            <text:p>167844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169152" calcext:value-type="float">
            <text:p>169152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71086" calcext:value-type="float">
            <text:p>171086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176205" calcext:value-type="float">
            <text:p>176205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172041" calcext:value-type="float">
            <text:p>172041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175981" calcext:value-type="float">
            <text:p>175981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81113" calcext:value-type="float">
            <text:p>181113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office:value-type="float" office:value="183586" calcext:value-type="float">
            <text:p>183586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office:value-type="float" office:value="182324" calcext:value-type="float">
            <text:p>182324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office:value-type="float" office:value="184623" calcext:value-type="float">
            <text:p>184623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182842" calcext:value-type="float">
            <text:p>182842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office:value-type="float" office:value="184404" calcext:value-type="float">
            <text:p>184404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4" calcext:value-type="float">
            <text:p>64</text:p>
          </table:table-cell>
          <table:table-cell office:value-type="float" office:value="190547" calcext:value-type="float">
            <text:p>190547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64" calcext:value-type="float">
            <text:p>64</text:p>
          </table:table-cell>
          <table:table-cell office:value-type="float" office:value="193584" calcext:value-type="float">
            <text:p>193584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office:value-type="float" office:value="194078" calcext:value-type="float">
            <text:p>194078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64" calcext:value-type="float">
            <text:p>64</text:p>
          </table:table-cell>
          <table:table-cell office:value-type="float" office:value="195870" calcext:value-type="float">
            <text:p>195870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office:value-type="float" office:value="193782" calcext:value-type="float">
            <text:p>193782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64" calcext:value-type="float">
            <text:p>64</text:p>
          </table:table-cell>
          <table:table-cell office:value-type="float" office:value="197122" calcext:value-type="float">
            <text:p>197122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95432" calcext:value-type="float">
            <text:p>195432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office:value-type="float" office:value="198253" calcext:value-type="float">
            <text:p>198253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office:value-type="float" office:value="200247" calcext:value-type="float">
            <text:p>200247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office:value-type="float" office:value="201418" calcext:value-type="float">
            <text:p>201418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office:value-type="float" office:value="203513" calcext:value-type="float">
            <text:p>203513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64" calcext:value-type="float">
            <text:p>64</text:p>
          </table:table-cell>
          <table:table-cell office:value-type="float" office:value="202911" calcext:value-type="float">
            <text:p>202911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4" calcext:value-type="float">
            <text:p>64</text:p>
          </table:table-cell>
          <table:table-cell office:value-type="float" office:value="205871" calcext:value-type="float">
            <text:p>205871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64" calcext:value-type="float">
            <text:p>64</text:p>
          </table:table-cell>
          <table:table-cell office:value-type="float" office:value="207679" calcext:value-type="float">
            <text:p>207679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08619" calcext:value-type="float">
            <text:p>208619</text:p>
          </table:table-cell>
          <table:table-cell office:value-type="float" office:value="7541" calcext:value-type="float">
            <text:p>7541</text:p>
          </table:table-cell>
        </table:table-row>
      </table:table>
      <table:table table:name="gcc-aging-128" table:style-name="ta1">
        <table:shapes>
          <draw:frame draw:z-index="0" draw:style-name="gr1" draw:text-style-name="P1" svg:width="9.0854in" svg:height="6.0571in" svg:x="3.5657in" svg:y="0.05in">
            <draw:object draw:notify-on-update-of-ranges="'gcc-aging-128'.A1:'gcc-aging-128'.A1 'gcc-aging-128'.A2:'gcc-aging-128'.A41 'gcc-aging-128'.C1:'gcc-aging-128'.C1 'gcc-aging-128'.C2:'gcc-aging-128'.C41 'gcc-aging-128'.A1:'gcc-aging-128'.A1 'gcc-aging-128'.A2:'gcc-aging-128'.A41 'gcc-aging-128'.D1:'gcc-aging-128'.D1 'gcc-aging-128'.D2:'gcc-aging-128'.D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04182" calcext:value-type="float">
            <text:p>104182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81297" calcext:value-type="float">
            <text:p>81297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71344" calcext:value-type="float">
            <text:p>71344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66807" calcext:value-type="float">
            <text:p>6680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65289" calcext:value-type="float">
            <text:p>65289</text:p>
          </table:table-cell>
          <table:table-cell office:value-type="float" office:value="9655" calcext:value-type="float">
            <text:p>96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60005" calcext:value-type="float">
            <text:p>60005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56881" calcext:value-type="float">
            <text:p>56881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55027" calcext:value-type="float">
            <text:p>55027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57211" calcext:value-type="float">
            <text:p>57211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58100" calcext:value-type="float">
            <text:p>58100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63848" calcext:value-type="float">
            <text:p>63848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67566" calcext:value-type="float">
            <text:p>67566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73972" calcext:value-type="float">
            <text:p>73972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76204" calcext:value-type="float">
            <text:p>76204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80008" calcext:value-type="float">
            <text:p>80008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82831" calcext:value-type="float">
            <text:p>82831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86754" calcext:value-type="float">
            <text:p>86754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90120" calcext:value-type="float">
            <text:p>90120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93833" calcext:value-type="float">
            <text:p>93833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98211" calcext:value-type="float">
            <text:p>98211</text:p>
          </table:table-cell>
          <table:table-cell office:value-type="float" office:value="7291" calcext:value-type="float">
            <text:p>729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8" calcext:value-type="float">
            <text:p>128</text:p>
          </table:table-cell>
          <table:table-cell office:value-type="float" office:value="101176" calcext:value-type="float">
            <text:p>101176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8" calcext:value-type="float">
            <text:p>128</text:p>
          </table:table-cell>
          <table:table-cell office:value-type="float" office:value="102260" calcext:value-type="float">
            <text:p>102260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28" calcext:value-type="float">
            <text:p>128</text:p>
          </table:table-cell>
          <table:table-cell office:value-type="float" office:value="103619" calcext:value-type="float">
            <text:p>103619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103438" calcext:value-type="float">
            <text:p>103438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28" calcext:value-type="float">
            <text:p>128</text:p>
          </table:table-cell>
          <table:table-cell office:value-type="float" office:value="107473" calcext:value-type="float">
            <text:p>107473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28" calcext:value-type="float">
            <text:p>128</text:p>
          </table:table-cell>
          <table:table-cell office:value-type="float" office:value="110432" calcext:value-type="float">
            <text:p>110432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28" calcext:value-type="float">
            <text:p>128</text:p>
          </table:table-cell>
          <table:table-cell office:value-type="float" office:value="108776" calcext:value-type="float">
            <text:p>108776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09578" calcext:value-type="float">
            <text:p>109578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28" calcext:value-type="float">
            <text:p>128</text:p>
          </table:table-cell>
          <table:table-cell office:value-type="float" office:value="117107" calcext:value-type="float">
            <text:p>117107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8" calcext:value-type="float">
            <text:p>128</text:p>
          </table:table-cell>
          <table:table-cell office:value-type="float" office:value="115736" calcext:value-type="float">
            <text:p>115736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28" calcext:value-type="float">
            <text:p>128</text:p>
          </table:table-cell>
          <table:table-cell office:value-type="float" office:value="118416" calcext:value-type="float">
            <text:p>118416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15688" calcext:value-type="float">
            <text:p>115688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28" calcext:value-type="float">
            <text:p>128</text:p>
          </table:table-cell>
          <table:table-cell office:value-type="float" office:value="120686" calcext:value-type="float">
            <text:p>120686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28" calcext:value-type="float">
            <text:p>128</text:p>
          </table:table-cell>
          <table:table-cell office:value-type="float" office:value="119293" calcext:value-type="float">
            <text:p>119293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28" calcext:value-type="float">
            <text:p>128</text:p>
          </table:table-cell>
          <table:table-cell office:value-type="float" office:value="123436" calcext:value-type="float">
            <text:p>123436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121879" calcext:value-type="float">
            <text:p>121879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28" calcext:value-type="float">
            <text:p>128</text:p>
          </table:table-cell>
          <table:table-cell office:value-type="float" office:value="127999" calcext:value-type="float">
            <text:p>127999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28" calcext:value-type="float">
            <text:p>128</text:p>
          </table:table-cell>
          <table:table-cell office:value-type="float" office:value="123803" calcext:value-type="float">
            <text:p>123803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28" calcext:value-type="float">
            <text:p>128</text:p>
          </table:table-cell>
          <table:table-cell office:value-type="float" office:value="129535" calcext:value-type="float">
            <text:p>129535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24966" calcext:value-type="float">
            <text:p>124966</text:p>
          </table:table-cell>
          <table:table-cell office:value-type="float" office:value="6341" calcext:value-type="float">
            <text:p>6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11:12:53.761187478</dc:date>
    <dc:creator>Charles Kiorpes</dc:creator>
    <meta:generator>LibreOffice/4.2.4.2$Linux_X86_64 LibreOffice_project/420m0$Build-2</meta:generator>
    <meta:editing-duration>PT3M22S</meta:editing-duration>
    <meta:editing-cycles>5</meta:editing-cycles>
    <meta:document-statistic meta:table-count="5" meta:cell-count="8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78cm" svg:height="15.386cm" xlink:href=".." xlink:type="simple" chart:class="chart:scatter" chart:style-name="ch1">
        <chart:title svg:x="10.358cm" svg:y="0.443cm" chart:style-name="ch2">
          <text:p>gcc - aging</text:p>
        </chart:title>
        <chart:subtitle svg:x="10.49cm" svg:y="1.555cm" chart:style-name="ch3">
          <text:p>128 frames</text:p>
        </chart:subtitle>
        <chart:legend chart:legend-position="end" svg:x="19.3cm" svg:y="7.145cm" style:legend-expansion="high" chart:style-name="ch4"/>
        <chart:plot-area chart:style-name="ch5" table:cell-range-address="'gcc-aging-128'.A1:'gcc-aging-128'.A41 'gcc-aging-128'.C1:'gcc-aging-128'.D41" chart:data-source-has-labels="row" svg:x="0.911cm" svg:y="2.878cm" svg:width="17.467cm" svg:height="11.22cm">
          <chartooo:coordinate-region svg:x="2.273cm" svg:y="3.077cm" svg:width="15.64cm" svg:height="10.374cm"/>
          <chart:axis chart:dimension="x" chart:name="primary-x" chart:style-name="ch6">
            <chart:title svg:x="8.515cm" svg:y="14.40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gcc-aging-128'.C2:'gcc-aging-128'.C41" chart:label-cell-address="'gcc-aging-128'.C1:'gcc-aging-128'.C1" chart:class="chart:scatter">
            <chart:domain table:cell-range-address="'gcc-aging-128'.A2:'gcc-aging-128'.A41"/>
            <chart:data-point chart:repeated="40"/>
          </chart:series>
          <chart:series chart:style-name="ch11" chart:values-cell-range-address="'gcc-aging-128'.D2:'gcc-aging-128'.D41" chart:label-cell-address="'gcc-aging-128'.D1:'gcc-aging-128'.D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128'.C1:'gcc-aging-128'.C1</svg:desc>
                </draw:g>
              </table:table-cell>
              <table:table-cell office:value-type="string">
                <text:p> DISK WRITES</text:p>
                <draw:g>
                  <svg:desc>'gcc-aging-128'.D1:'gcc-aging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gcc-aging-128'.A2:'gcc-aging-128'.A41</svg:desc>
                </draw:g>
              </table:table-cell>
              <table:table-cell office:value-type="float" office:value="104182">
                <text:p>104182</text:p>
                <draw:g>
                  <svg:desc>'gcc-aging-128'.C2:'gcc-aging-128'.C41</svg:desc>
                </draw:g>
              </table:table-cell>
              <table:table-cell office:value-type="float" office:value="15129">
                <text:p>15129</text:p>
                <draw:g>
                  <svg:desc>'gcc-aging-128'.D2:'gcc-aging-128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1297">
                <text:p>81297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71344">
                <text:p>71344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6807">
                <text:p>6680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5289">
                <text:p>65289</text:p>
              </table:table-cell>
              <table:table-cell office:value-type="float" office:value="9655">
                <text:p>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0005">
                <text:p>60005</text:p>
              </table:table-cell>
              <table:table-cell office:value-type="float" office:value="9011">
                <text:p>9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6881">
                <text:p>56881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5027">
                <text:p>55027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57211">
                <text:p>57211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58100">
                <text:p>58100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63848">
                <text:p>63848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7566">
                <text:p>67566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73972">
                <text:p>73972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6204">
                <text:p>76204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80008">
                <text:p>80008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2831">
                <text:p>82831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86754">
                <text:p>86754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90120">
                <text:p>90120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93833">
                <text:p>93833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98211">
                <text:p>98211</text:p>
              </table:table-cell>
              <table:table-cell office:value-type="float" office:value="7291">
                <text:p>7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101176">
                <text:p>101176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102260">
                <text:p>102260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103619">
                <text:p>103619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103438">
                <text:p>103438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107473">
                <text:p>107473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110432">
                <text:p>110432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108776">
                <text:p>108776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109578">
                <text:p>109578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117107">
                <text:p>117107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115736">
                <text:p>115736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118416">
                <text:p>118416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115688">
                <text:p>115688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120686">
                <text:p>12068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119293">
                <text:p>119293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123436">
                <text:p>12343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21879">
                <text:p>121879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127999">
                <text:p>127999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123803">
                <text:p>123803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129535">
                <text:p>12953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124966">
                <text:p>124966</text:p>
              </table:table-cell>
              <table:table-cell office:value-type="float" office:value="6341">
                <text:p>6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78cm" svg:height="15.386cm" xlink:href=".." xlink:type="simple" chart:class="chart:scatter" chart:style-name="ch1">
        <chart:title svg:x="10.358cm" svg:y="0.443cm" chart:style-name="ch2">
          <text:p>gcc - aging</text:p>
        </chart:title>
        <chart:subtitle svg:x="10.596cm" svg:y="1.555cm" chart:style-name="ch3">
          <text:p>64 frames</text:p>
        </chart:subtitle>
        <chart:legend chart:legend-position="end" svg:x="19.3cm" svg:y="7.145cm" style:legend-expansion="high" chart:style-name="ch4"/>
        <chart:plot-area chart:style-name="ch5" table:cell-range-address="'gcc-aging-64'.A2:'gcc-aging-64'.A41 'gcc-aging-64'.C1:'gcc-aging-64'.D41" chart:data-source-has-labels="row" svg:x="0.911cm" svg:y="2.878cm" svg:width="17.467cm" svg:height="11.22cm">
          <chartooo:coordinate-region svg:x="2.273cm" svg:y="3.077cm" svg:width="15.64cm" svg:height="10.374cm"/>
          <chart:axis chart:dimension="x" chart:name="primary-x" chart:style-name="ch6">
            <chart:title svg:x="8.515cm" svg:y="14.40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gcc-aging-64'.C2:'gcc-aging-64'.C41" chart:label-cell-address="'gcc-aging-64'.C1:'gcc-aging-64'.C1" chart:class="chart:scatter">
            <chart:domain table:cell-range-address="'gcc-aging-64'.A2:'gcc-aging-64'.A41"/>
            <chart:data-point chart:repeated="40"/>
          </chart:series>
          <chart:series chart:style-name="ch11" chart:values-cell-range-address="'gcc-aging-64'.D2:'gcc-aging-64'.D41" chart:label-cell-address="'gcc-aging-64'.D1:'gcc-aging-64'.D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64'.C1:'gcc-aging-64'.C1</svg:desc>
                </draw:g>
              </table:table-cell>
              <table:table-cell office:value-type="string">
                <text:p> DISK WRITES</text:p>
                <draw:g>
                  <svg:desc>'gcc-aging-64'.D1:'gcc-aging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gcc-aging-64'.A2:'gcc-aging-64'.A41</svg:desc>
                </draw:g>
              </table:table-cell>
              <table:table-cell office:value-type="float" office:value="105434">
                <text:p>105434</text:p>
                <draw:g>
                  <svg:desc>'gcc-aging-64'.C2:'gcc-aging-64'.C41</svg:desc>
                </draw:g>
              </table:table-cell>
              <table:table-cell office:value-type="float" office:value="15318">
                <text:p>15318</text:p>
                <draw:g>
                  <svg:desc>'gcc-aging-64'.D2:'gcc-aging-64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4743">
                <text:p>84743</text:p>
              </table:table-cell>
              <table:table-cell office:value-type="float" office:value="12770">
                <text:p>127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82137">
                <text:p>82137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9508">
                <text:p>89508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03835">
                <text:p>103835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15571">
                <text:p>115571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26750">
                <text:p>126750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39489">
                <text:p>139489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44969">
                <text:p>144969</text:p>
              </table:table-cell>
              <table:table-cell office:value-type="float" office:value="9914">
                <text:p>9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53984">
                <text:p>153984</text:p>
              </table:table-cell>
              <table:table-cell office:value-type="float" office:value="9503">
                <text:p>9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57277">
                <text:p>157277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60561">
                <text:p>160561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65023">
                <text:p>165023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67844">
                <text:p>167844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169152">
                <text:p>169152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1086">
                <text:p>171086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176205">
                <text:p>176205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172041">
                <text:p>172041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175981">
                <text:p>175981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181113">
                <text:p>181113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183586">
                <text:p>183586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182324">
                <text:p>182324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184623">
                <text:p>184623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182842">
                <text:p>182842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184404">
                <text:p>184404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190547">
                <text:p>190547</text:p>
              </table:table-cell>
              <table:table-cell office:value-type="float" office:value="7705">
                <text:p>7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193584">
                <text:p>193584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194078">
                <text:p>194078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195870">
                <text:p>195870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193782">
                <text:p>19378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197122">
                <text:p>197122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195432">
                <text:p>195432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198253">
                <text:p>198253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200247">
                <text:p>200247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201418">
                <text:p>201418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203513">
                <text:p>203513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202911">
                <text:p>202911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205871">
                <text:p>205871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207679">
                <text:p>207679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208619">
                <text:p>208619</text:p>
              </table:table-cell>
              <table:table-cell office:value-type="float" office:value="7541">
                <text:p>7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78cm" svg:height="15.386cm" xlink:href=".." xlink:type="simple" chart:class="chart:scatter" chart:style-name="ch1">
        <chart:title svg:x="10.358cm" svg:y="0.443cm" chart:style-name="ch2">
          <text:p>gcc - aging</text:p>
        </chart:title>
        <chart:subtitle svg:x="10.679cm" svg:y="1.555cm" chart:style-name="ch3">
          <text:p>32 frames</text:p>
        </chart:subtitle>
        <chart:legend chart:legend-position="end" svg:x="19.3cm" svg:y="7.145cm" style:legend-expansion="high" chart:style-name="ch4"/>
        <chart:plot-area chart:style-name="ch5" table:cell-range-address="'gcc-aging-32'.A2:'gcc-aging-32'.A41 'gcc-aging-32'.C1:'gcc-aging-32'.D41" chart:data-source-has-labels="row" svg:x="0.911cm" svg:y="2.878cm" svg:width="17.467cm" svg:height="11.22cm">
          <chartooo:coordinate-region svg:x="2.273cm" svg:y="3.077cm" svg:width="15.64cm" svg:height="10.374cm"/>
          <chart:axis chart:dimension="x" chart:name="primary-x" chart:style-name="ch6">
            <chart:title svg:x="8.515cm" svg:y="14.40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gcc-aging-32'.C2:'gcc-aging-32'.C41" chart:label-cell-address="'gcc-aging-32'.C1:'gcc-aging-32'.C1" chart:class="chart:scatter">
            <chart:domain table:cell-range-address="'gcc-aging-32'.A2:'gcc-aging-32'.A41"/>
            <chart:data-point chart:repeated="40"/>
          </chart:series>
          <chart:series chart:style-name="ch11" chart:values-cell-range-address="'gcc-aging-32'.D2:'gcc-aging-32'.D41" chart:label-cell-address="'gcc-aging-32'.D1:'gcc-aging-32'.D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32'.C1:'gcc-aging-32'.C1</svg:desc>
                </draw:g>
              </table:table-cell>
              <table:table-cell office:value-type="string">
                <text:p> DISK WRITES</text:p>
                <draw:g>
                  <svg:desc>'gcc-aging-32'.D1:'gcc-aging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gcc-aging-32'.A2:'gcc-aging-32'.A41</svg:desc>
                </draw:g>
              </table:table-cell>
              <table:table-cell office:value-type="float" office:value="121430">
                <text:p>121430</text:p>
                <draw:g>
                  <svg:desc>'gcc-aging-32'.C2:'gcc-aging-32'.C41</svg:desc>
                </draw:g>
              </table:table-cell>
              <table:table-cell office:value-type="float" office:value="16629">
                <text:p>16629</text:p>
                <draw:g>
                  <svg:desc>'gcc-aging-32'.D2:'gcc-aging-32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2737">
                <text:p>142737</text:p>
              </table:table-cell>
              <table:table-cell office:value-type="float" office:value="15076">
                <text:p>15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71968">
                <text:p>171968</text:p>
              </table:table-cell>
              <table:table-cell office:value-type="float" office:value="14017">
                <text:p>1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89821">
                <text:p>189821</text:p>
              </table:table-cell>
              <table:table-cell office:value-type="float" office:value="13273">
                <text:p>13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05978">
                <text:p>205978</text:p>
              </table:table-cell>
              <table:table-cell office:value-type="float" office:value="12459">
                <text:p>12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11866">
                <text:p>211866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19409">
                <text:p>219409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23410">
                <text:p>223410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229205">
                <text:p>229205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34482">
                <text:p>234482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37415">
                <text:p>237415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39407">
                <text:p>23940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42436">
                <text:p>242436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47891">
                <text:p>247891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251845">
                <text:p>251845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51806">
                <text:p>251806</text:p>
              </table:table-cell>
              <table:table-cell office:value-type="float" office:value="10794">
                <text:p>10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257340">
                <text:p>257340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261156">
                <text:p>261156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264965">
                <text:p>264965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266575">
                <text:p>266575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271278">
                <text:p>271278</text:p>
              </table:table-cell>
              <table:table-cell office:value-type="float" office:value="12132">
                <text:p>12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273682">
                <text:p>273682</text:p>
              </table:table-cell>
              <table:table-cell office:value-type="float" office:value="12488">
                <text:p>12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274000">
                <text:p>274000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72341">
                <text:p>272341</text:p>
              </table:table-cell>
              <table:table-cell office:value-type="float" office:value="11860">
                <text:p>11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281841">
                <text:p>281841</text:p>
              </table:table-cell>
              <table:table-cell office:value-type="float" office:value="13404">
                <text:p>13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282973">
                <text:p>282973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288508">
                <text:p>288508</text:p>
              </table:table-cell>
              <table:table-cell office:value-type="float" office:value="13436">
                <text:p>13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290058">
                <text:p>290058</text:p>
              </table:table-cell>
              <table:table-cell office:value-type="float" office:value="13509">
                <text:p>13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289048">
                <text:p>289048</text:p>
              </table:table-cell>
              <table:table-cell office:value-type="float" office:value="13730">
                <text:p>137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296598">
                <text:p>296598</text:p>
              </table:table-cell>
              <table:table-cell office:value-type="float" office:value="14518">
                <text:p>14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299553">
                <text:p>29955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296215">
                <text:p>296215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304894">
                <text:p>304894</text:p>
              </table:table-cell>
              <table:table-cell office:value-type="float" office:value="15945">
                <text:p>15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302523">
                <text:p>302523</text:p>
              </table:table-cell>
              <table:table-cell office:value-type="float" office:value="15518">
                <text:p>15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311233">
                <text:p>311233</text:p>
              </table:table-cell>
              <table:table-cell office:value-type="float" office:value="16945">
                <text:p>16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309781">
                <text:p>309781</text:p>
              </table:table-cell>
              <table:table-cell office:value-type="float" office:value="16028">
                <text:p>16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315672">
                <text:p>315672</text:p>
              </table:table-cell>
              <table:table-cell office:value-type="float" office:value="17544">
                <text:p>17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318417">
                <text:p>318417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315159">
                <text:p>315159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317843">
                <text:p>317843</text:p>
              </table:table-cell>
              <table:table-cell office:value-type="float" office:value="17128">
                <text:p>17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